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9ac5a" officeooo:paragraph-rsid="0019ac5a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9d475"/>
    </style:style>
    <style:style style:name="P3" style:family="paragraph" style:parent-style-name="Text_20_body">
      <style:text-properties fo:font-variant="normal" fo:text-transform="none" fo:color="#202124" style:font-name="Liberation Serif" fo:font-size="12pt" fo:letter-spacing="normal" fo:font-style="normal" fo:font-weight="normal" officeooo:rsid="0019ac5a" officeooo:paragraph-rsid="0019ac5a" style:font-size-asian="12pt" style:font-size-complex="12pt"/>
    </style:style>
    <style:style style:name="P4" style:family="paragraph" style:parent-style-name="Standard">
      <style:text-properties fo:font-variant="normal" fo:text-transform="none" fo:color="#424242" style:font-name="Verdana" fo:font-size="11.25pt" fo:letter-spacing="normal" fo:font-style="normal" fo:font-weight="normal" officeooo:paragraph-rsid="0019d475" style:font-size-asian="12pt" style:font-size-complex="12pt"/>
    </style:style>
    <style:style style:name="P5" style:family="paragraph" style:parent-style-name="Standard">
      <style:text-properties fo:font-variant="normal" fo:text-transform="none" fo:color="#424242" style:font-name="Liberation Serif" fo:font-size="12pt" fo:letter-spacing="normal" fo:font-style="normal" fo:font-weight="normal" officeooo:rsid="0019d475" officeooo:paragraph-rsid="0019d475" style:font-size-asian="12pt" style:font-size-complex="12pt"/>
    </style:style>
    <style:style style:name="P6" style:family="paragraph" style:parent-style-name="Text_20_body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19ac5a"/>
    </style:style>
    <style:style style:name="T2" style:family="text">
      <style:text-properties fo:font-variant="normal" fo:text-transform="none" fo:color="#202124" fo:letter-spacing="normal" fo:font-style="normal" fo:font-weight="normal"/>
    </style:style>
    <style:style style:name="T3" style:family="text">
      <style:text-properties fo:font-variant="normal" fo:text-transform="none" fo:color="#202124" fo:letter-spacing="normal" fo:font-style="normal" fo:font-weight="normal" officeooo:rsid="0019ac5a"/>
    </style:style>
    <style:style style:name="T4" style:family="text">
      <style:text-properties fo:font-variant="normal" fo:text-transform="none" fo:color="#424242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424242" fo:letter-spacing="normal" fo:font-style="normal" fo:font-weight="normal" officeooo:rsid="0019d475" style:font-size-asian="12pt" style:font-size-complex="12pt"/>
    </style:style>
    <style:style style:name="T6" style:family="text">
      <style:text-properties fo:font-weight="bold" officeooo:rsid="0019d475" style:font-size-asian="12pt" style:font-weight-asian="bold" style:font-size-complex="12pt" style:font-weight-complex="bold"/>
    </style:style>
    <style:style style:name="T7" style:family="text">
      <style:text-properties officeooo:rsid="0019d475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UZOCUKWU CHINEMEREM J.</text:p>
      <text:p text:style-name="P1"/>
      <text:p text:style-name="P1">1. What are the disadvantages of File processing?</text:p>
      <text:p text:style-name="P1">Ans:<text:tab/></text:p>
      <text:p text:style-name="P3">(a)<text:tab/>Slow access time </text:p>
      <text:list xml:id="list3794162960" text:style-name="L1">
        <text:list-header>
          <text:p text:style-name="P6"><text:span text:style-name="T3">(b)<text:tab/></text:span><text:span text:style-name="T2">Presence of redundant data </text:span></text:p>
          <text:p text:style-name="P7"><text:span text:style-name="T1">(c)<text:tab/></text:span>Inconsistent Data</text:p>
          <text:p text:style-name="P7"><text:span text:style-name="T1">(d)<text:tab/></text:span>Data Integrity Problems </text:p>
          <text:p text:style-name="P7"><text:span text:style-name="T1">(e)<text:tab/></text:span>Difficulty in recovery of corrupt data </text:p>
          <text:p text:style-name="P7"><text:span text:style-name="T1">(f)<text:tab/></text:span>Lack of Atomicity </text:p>
          <text:p text:style-name="P7"><text:span text:style-name="T1">(g)<text:tab/></text:span>Problem in Concurrent Access </text:p>
          <text:p text:style-name="P7"><text:span text:style-name="T1">(h)<text:tab/></text:span>Unauthorized Access </text:p>
        </text:list-header>
      </text:list>
      <text:p text:style-name="P1"/>
      <text:p text:style-name="P1"/>
      <text:p text:style-name="P1">2. What is DBMS? Explain advantages and disadvantages of DBMS.</text:p>
      <text:p text:style-name="P1">Ans:</text:p>
      <text:p text:style-name="P2"><text:span text:style-name="T6">DATABASE MANAGEMENT SYSTEM:</text:span><text:span text:style-name="T7"> </text:span><text:span text:style-name="T4">A database management system (DBMS) is </text:span><text:span text:style-name="T5">simply defined as </text:span><text:span text:style-name="T4">a software package </text:span><text:span text:style-name="T5">and rules</text:span><text:span text:style-name="T4"> designed to define, manipulate, retrieve and manage data in a database. </text:span></text:p>
      <text:p text:style-name="P4"/>
      <text:p text:style-name="P5">ADVANTAGES OF DBMS:</text:p>
      <text:p text:style-name="P5">(a) <text:tab/>Faster to access</text:p>
      <text:p text:style-name="P5">(b)<text:tab/>It betters decision making</text:p>
      <text:p text:style-name="P5">(c)<text:tab/>It increases end user productivity</text:p>
      <text:p text:style-name="P5">(d)<text:tab/>It betters data integration</text:p>
      <text:p text:style-name="P5">(e)<text:tab/>It betters data transferring</text:p>
      <text:p text:style-name="P5">(g)<text:tab/>It reduces data redundancy</text:p>
      <text:p text:style-name="P5">(h)<text:tab/>It is simple and improve data sharing and data security</text:p>
      <text:p text:style-name="P5"/>
      <text:p text:style-name="P5">DISADVANTAGES OF DBMS:</text:p>
      <text:p text:style-name="P5">(a)<text:tab/>High in cost</text:p>
      <text:p text:style-name="P5">(b)<text:tab/>Database failure</text:p>
      <text:p text:style-name="P5">(c)<text:tab/>It’s complexity</text:p>
      <text:p text:style-name="P5">(d)<text:tab/>It increase staff cost</text:p>
      <text:p text:style-name="P5">(e)<text:tab/>Requirement of technical staff since </text:p>
      <text:p text:style-name="P1"/>
      <text:p text:style-name="P1">3. What are the different components of DBMS?</text:p>
      <text:p text:style-name="P1">Ans:</text:p>
      <text:p text:style-name="P1"/>
      <text:p text:style-name="P1">4. Explain Data anomalies.</text:p>
      <text:p text:style-name="P1">Ans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32:41.449377783</meta:creation-date>
    <meta:editing-duration>PT1M12S</meta:editing-duration>
    <meta:editing-cycles>2</meta:editing-cycles>
    <meta:generator>LibreOffice/6.4.7.2$Linux_X86_64 LibreOffice_project/40$Build-2</meta:generator>
    <dc:date>2022-05-11T11:33:39.395480716</dc:date>
    <meta:document-statistic meta:table-count="0" meta:image-count="0" meta:object-count="0" meta:page-count="1" meta:paragraph-count="32" meta:word-count="176" meta:character-count="1047" meta:non-whitespace-character-count="899"/>
  </office:meta>
</office:document-meta>
</file>